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c85" officeooo:paragraph-rsid="00001c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</text:p>
      <text:p text:style-name="P1">Juan</text:p>
      <text:p text:style-name="P1">Marí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19T19:46:34.918000000</dc:date>
    <meta:editing-duration>PT15S</meta:editing-duration>
    <meta:editing-cycles>1</meta:editing-cycles>
    <meta:document-statistic meta:table-count="0" meta:image-count="0" meta:object-count="0" meta:page-count="1" meta:paragraph-count="3" meta:word-count="3" meta:character-count="16" meta:non-whitespace-character-count="16"/>
  </office:meta>
</office:document-meta>
</file>